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14_07-40-39_000.jpg</text:p>
          </table:table-cell>
          <table:table-cell table:style-name="ce27" office:value-type="string">
            <text:p>:m :PHOTO 起き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:PHOTO 起きた時刻 / 2022">
            <text:p>:m :PHOTO 起きた時刻 / 2022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14_02-01-55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 office:value-type="string">
            <text:p>2022-11-14_02-01-48_000.jpg</text:p>
          </table:table-cell>
          <table:table-cell table:style-name="ce28" office:value-type="string">
            <text:p>:m other / log / 寝る前　ウェブ閲覧　記録　（for オナニー） / 了 /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14_07-40-47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8" office:value-type="string">
            <text:p>2022-11-13_21-01-02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食べた物 ">
            <text:p>:m 食べた物 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1-14_13-34-47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1-14_00-26-48_000.mp4</text:p>
          </table:table-cell>
          <table:table-cell table:style-name="ce27" office:value-type="string">
            <text:p>:VIDEO / @自室 / 記録 / jap.flute / 演奏、play / R=1 / genre=melody,for=~,session=hour-00,memo=~,other=~ / follow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VIDEO / @自室 / 記録 / jap.flute / 演奏、play / R=1 / genre=melody,for=~,session=hour-00,memo=~,other=~ / follow~">
            <text:p>:VIDEO / @自室 / 記録 / jap.flute / 演奏、play / R=1 / genre=melody,for=~,session=hour-00,memo=~,other=~ / follow~</text:p>
          </table:table-cell>
          <table:table-cell table:style-name="ce10" table:formula="of:=RIGHT([.B8];[.K8])" office:value-type="string" office:string-value="mp4">
            <text:p>mp4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13_23-53-29_000.jpg</text:p>
          </table:table-cell>
          <table:table-cell table:style-name="ce27" office:value-type="string">
            <text:p>:PHOTO 記録 / @自室 / 電池交換 / object=トイレ用：照明：ランタン型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PHOTO 記録 / @自室 / 電池交換 / object=トイレ用：照明：ランタン型">
            <text:p>:PHOTO 記録 / @自室 / 電池交換 / object=トイレ用：照明：ランタン型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1-14_19-00-50_000.jpg</text:p>
          </table:table-cell>
          <table:table-cell table:style-name="ce27" office:value-type="string">
            <text:p>:m :篠笛,shinobue #*# / session-memo:session-1 / p.1:genre=melody:main;sabi,key=h-7(A),musescore=~ \\\ p.2:genre=melody:continue-from:page-1:coda,musescore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m :篠笛,shinobue #*# / session-memo:session-1 / p.1:genre=melody:main;sabi,key=h-7(A),musescore=~ \\\ p.2:genre=melody:continue-from:page-1:coda,musescore=~">
            <text:p>:m :篠笛,shinobue #*# / session-memo:session-1 / p.1:genre=melody:main;sabi,key=h-7(A),musescore=~ \\\ p.2:genre=melody:continue-from:page-1:coda,musescore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5">2022/11/15</text:date>, <text:time>09:48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5T09:48:38.50</dc:date>
    <dc:creator>iwabuchi ken</dc:creator>
    <meta:editing-duration>P50DT21H18M13S</meta:editing-duration>
    <meta:editing-cycles>16493</meta:editing-cycles>
    <meta:document-statistic meta:table-count="2" meta:cell-count="911" meta:object-count="0"/>
    <meta:user-defined meta:name="qrichtext">1</meta:user-defined>
  </office:meta>
</office:document-meta>
</file>